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value-type" style:repeat-content="false" fo:border="0.06pt solid #000000"/>
      <style:paragraph-properties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ababa" fo:border="0.06pt solid #000000"/>
    </style:style>
    <style:style style:name="ce6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00e3e3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e3e3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00e3e3" fo:border="0.06pt solid #000000"/>
    </style:style>
    <style:style style:name="ce12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e7f00" fo:border="0.06pt solid #000000"/>
    </style:style>
    <style:style style:name="ce14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a5a5a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a5a5a5" fo:border="0.06pt solid #000000"/>
    </style:style>
    <style:style style:name="ce17" style:family="table-cell" style:parent-style-name="Default">
      <style:table-cell-properties fo:background-color="#a5a5a5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rtista</text:p>
          </table:table-cell>
          <table:covered-table-cell table:style-name="ce10"/>
          <table:table-cell/>
          <table:table-cell table:style-name="ce12" office:value-type="string" calcext:value-type="string" table:number-columns-spanned="4" table:number-rows-spanned="1">
            <text:p>Album</text:p>
          </table:table-cell>
          <table:covered-table-cell table:number-columns-repeated="3" table:style-name="ce13"/>
        </table:table-row>
        <table:table-row table:style-name="ro1">
          <table:table-cell table:style-name="ce2" office:value-type="string" calcext:value-type="string">
            <text:p>idArtista</text:p>
          </table:table-cell>
          <table:table-cell table:style-name="ce2" office:value-type="string" calcext:value-type="string">
            <text:p>nomeArtista</text:p>
          </table:table-cell>
          <table:table-cell/>
          <table:table-cell table:style-name="ce13" office:value-type="string" calcext:value-type="string">
            <text:p>idAlbum</text:p>
          </table:table-cell>
          <table:table-cell table:style-name="ce13" office:value-type="string" calcext:value-type="string">
            <text:p>idArtista</text:p>
          </table:table-cell>
          <table:table-cell table:style-name="ce13" office:value-type="string" calcext:value-type="string">
            <text:p>nomeAlbum</text:p>
          </table:table-cell>
          <table:table-cell table:style-name="ce14" office:value-type="string" calcext:value-type="string">
            <text:p>anoDeLancament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ul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strelaNegra</text:p>
          </table:table-cell>
          <table:table-cell table:style-name="ce14" office:value-type="float" office:value="2020" calcext:value-type="float">
            <text:p>202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onardo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uaAzul</text:p>
          </table:table-cell>
          <table:table-cell table:style-name="ce14" office:value-type="float" office:value="2019" calcext:value-type="float">
            <text:p>201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fael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VermelhoLuz</text:p>
          </table:table-cell>
          <table:table-cell table:style-name="ce14" office:value-type="float" office:value="2018" calcext:value-type="float">
            <text:p>201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AlbumEstilo</text:p>
          </table:table-cell>
          <table:covered-table-cell table:number-columns-repeated="3"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dAlbumEstilo</text:p>
          </table:table-cell>
          <table:table-cell table:style-name="ce5" office:value-type="string" calcext:value-type="string">
            <text:p>idAlbum</text:p>
          </table:table-cell>
          <table:table-cell table:style-name="ce5" office:value-type="string" calcext:value-type="string">
            <text:p>idEstilo</text:p>
          </table:table-cell>
          <table:table-cell table:style-name="ce5" office:value-type="string" calcext:value-type="string">
            <text:p>codAlbumEstilo</text:p>
          </table:table-cell>
          <table:table-cell table:number-columns-repeated="3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2536" calcext:value-type="float">
            <text:p>142536</text:p>
          </table:table-cell>
          <table:table-cell table:number-columns-repeated="3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26314" calcext:value-type="float">
            <text:p>526314</text:p>
          </table:table-cell>
          <table:table-cell table:number-columns-repeated="3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5896" calcext:value-type="float">
            <text:p>485896</text:p>
          </table:table-cell>
          <table:table-cell table:number-columns-repeated="3"/>
        </table:table-row>
        <table:table-row table:style-name="ro1">
          <table:table-cell table:style-name="ce7" table:number-columns-repeated="4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2" table:number-rows-spanned="1">
            <text:p>Estilo</text:p>
          </table:table-cell>
          <table:covered-table-cell table:style-name="ce11"/>
          <table:table-cell/>
          <table:table-cell table:style-name="ce15" office:value-type="string" calcext:value-type="string" table:number-columns-spanned="4" table:number-rows-spanned="1">
            <text:p>Usuario</text:p>
          </table:table-cell>
          <table:covered-table-cell table:number-columns-repeated="3" table:style-name="ce16"/>
        </table:table-row>
        <table:table-row table:style-name="ro1">
          <table:table-cell office:value-type="string" calcext:value-type="string">
            <text:p>idEstilo</text:p>
          </table:table-cell>
          <table:table-cell office:value-type="string" calcext:value-type="string">
            <text:p>nomeEstilo</text:p>
          </table:table-cell>
          <table:table-cell/>
          <table:table-cell table:style-name="ce16" office:value-type="string" calcext:value-type="string">
            <text:p>idUsuario</text:p>
          </table:table-cell>
          <table:table-cell table:style-name="ce16" office:value-type="string" calcext:value-type="string">
            <text:p>nomeUsuario</text:p>
          </table:table-cell>
          <table:table-cell table:style-name="ce16" office:value-type="string" calcext:value-type="string">
            <text:p>emailUsuario</text:p>
          </table:table-cell>
          <table:table-cell table:style-name="ce16" office:value-type="string" calcext:value-type="string">
            <text:p>senhaUsu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d Roc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DM</text:p>
          </table:table-cell>
          <table:table-cell table:style-name="ce17" office:value-type="string" calcext:value-type="string">
            <text:p><text:a xlink:href="mailto:adm@gmail.com" xlink:type="simple">adm@gmail.com</text:a></text:p>
          </table:table-cell>
          <table:table-cell table:style-name="ce17" office:value-type="float" office:value="123645689" calcext:value-type="float">
            <text:p>123645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ba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DM2</text:p>
          </table:table-cell>
          <table:table-cell table:style-name="ce17" office:value-type="string" calcext:value-type="string">
            <text:p><text:a xlink:href="mailto:adm2@email.com" xlink:type="simple">adm2@email.com</text:a></text:p>
          </table:table-cell>
          <table:table-cell table:style-name="ce17" office:value-type="float" office:value="123645788" calcext:value-type="float">
            <text:p>123645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k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<text:a xlink:href="mailto:user@gmail.com" xlink:type="simple">user@gmail.com</text:a></text:p>
          </table:table-cell>
          <table:table-cell table:style-name="ce17" office:value-type="float" office:value="45564565" calcext:value-type="float">
            <text:p>45564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8:05:27.885000000</meta:creation-date>
    <dc:date>2021-08-28T20:51:08.163000000</dc:date>
    <meta:editing-duration>PT1H33M55S</meta:editing-duration>
    <meta:editing-cycles>6</meta:editing-cycles>
    <meta:generator>LibreOffice/6.3.6.2$Windows_X86_64 LibreOffice_project/2196df99b074d8a661f4036fca8fa0cbfa33a497</meta:generator>
    <meta:document-statistic meta:table-count="1" meta:cell-count="69" meta:object-count="0"/>
  </office:meta>
</office:document-meta>
</file>